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52573d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52573d" officeooo:rsid="002cf8be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52573d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52573d" style:font-name="Arial" style:font-size-asian="14pt" style:font-size-complex="14pt" style:text-underline-style="none"/>
    </style:style>
    <style:style style:family="paragraph" style:name="P6" style:parent-style-name="UrbanTitle">
      <style:text-properties fo:font-size="14pt" officeooo:paragraph-rsid="004714b6" officeooo:rsid="004714b6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52573d" style:font-name="arial" style:font-size-asian="11pt" style:font-size-complex="11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52573d" style:font-name="Arial" style:font-size-asian="10pt" style:font-size-complex="10pt"/>
    </style:style>
    <style:style style:family="paragraph" style:name="P12" style:parent-style-name="UrbanTitle2">
      <style:paragraph-properties fo:text-align="start" style:justify-single-word="false"/>
      <style:text-properties fo:font-size="11pt" fo:font-style="normal" fo:font-weight="bold" officeooo:paragraph-rsid="0052573d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ize="10pt" fo:font-style="normal" fo:font-variant="normal" fo:font-weight="normal" fo:text-transform="none" officeooo:rsid="004fc6e2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fo:background-color="#fff200" fo:color="#ce181e" loext:char-shading-value="0" officeooo:rsid="002cf8be"/>
    </style:style>
    <style:style style:family="text" style:name="T8">
      <style:text-properties officeooo:rsid="003491da"/>
    </style:style>
    <style:style style:family="text" style:name="T9">
      <style:text-properties officeooo:rsid="0045e2c8"/>
    </style:style>
    <style:style style:family="text" style:name="T10">
      <style:text-properties officeooo:rsid="004714b6"/>
    </style:style>
    <style:style style:family="text" style:name="T11">
      <style:text-properties officeooo:rsid="00483a6d"/>
    </style:style>
    <style:style style:family="text" style:name="T12">
      <style:text-properties officeooo:rsid="004bdbc8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4">do text</text:p><text:p text:style-name="P14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11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7">VILLE</text:span></text:p>
            <text:p text:style-name="P2">ADRESSE</text:p>
            <text:p text:style-name="P12">RECOMMANDÉ</text:p>
          </table:table-cell>
        </table:table-row>
      </table:table>
      <text:p text:style-name="P4"/>
      <text:p text:style-name="P5"><text:span text:style-name="T10">Information</text:span> <text:span text:style-name="T10">à la DGO3</text:span></text:p>
      <text:p text:style-name="P6">Demande de compléments hors délai</text:p>
      <text:p text:style-name="P3"/>
      <text:p text:style-name="P13"><text:span text:style-name="T4"/></text:p>
      <text:p text:style-name="P7"/>
      <text:p text:style-name="P8"><office:annotation><dc:creator>Gauthier Bastien</dc:creator><dc:date>2011-02-16T16:12:24</dc:date><text:p text:style-name="P14">do text if self.hasMultipleApplicants()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do text if self.hasSingleApplicant()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><text:span text:style-name="T8">Monsieur le Fonctionnaire technique</text:span>,</text:p>
      <text:p text:style-name="P8"/>
      <text:p text:style-name="P9">J’ai l’honneur de vous informer qu’en vertu de l’article 20, 1ère, § 2, alinéa 1er du décret du 11 mars 1999 relatif au permis d’environnement, les compléments demandés par votre administration en date du <text:span text:style-name="T12"><text:text-input text:description="">licence_view.format_date(self.getLastMissingPart().getEventDate())</text:text-input></text:span><text:s/>n’ont pas été introduits dans les délais prescrits à savoir 6 mois à dater de l’envoi de la demande de courrier.</text:p>
      <text:p text:style-name="P8"/>
      <text:p text:style-name="P8"><text:span text:style-name="T9">N</text:span>ous vous prions d'agréer, <text:span text:style-name="T11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4">do text</text:p><text:p text:style-name="P14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3:35.832030319</dc:date>
    <dc:language>fr-FR</dc:language>
    <meta:editing-cycles>135</meta:editing-cycles>
    <meta:editing-duration>P1DT9H31M39S</meta:editing-duration>
    <meta:document-statistic meta:table-count="1" meta:image-count="0" meta:object-count="0" meta:page-count="1" meta:paragraph-count="15" meta:word-count="136" meta:character-count="978" meta:non-whitespace-character-count="874"/>
    <meta:user-defined meta:name="Info 1"/>
    <meta:user-defined meta:name="Info 2"/>
    <meta:user-defined meta:name="Info 3"/>
    <meta:user-defined meta:name="Info 4"/>
  </office:meta>
</office:document-meta>
</file>